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c9e" officeooo:paragraph-rsid="0004bc9e"/>
    </style:style>
    <style:style style:name="P2" style:family="paragraph" style:parent-style-name="Standard">
      <style:text-properties officeooo:rsid="00055b93" officeooo:paragraph-rsid="00066ef6"/>
    </style:style>
    <style:style style:name="P3" style:family="paragraph" style:parent-style-name="Standard">
      <style:text-properties officeooo:rsid="00055b93" officeooo:paragraph-rsid="000847e8"/>
    </style:style>
    <style:style style:name="P4" style:family="paragraph" style:parent-style-name="Standard">
      <style:text-properties officeooo:rsid="0008ed15" officeooo:paragraph-rsid="0008ed15"/>
    </style:style>
    <style:style style:name="P5" style:family="paragraph" style:parent-style-name="Standard">
      <style:text-properties officeooo:rsid="000b4aca" officeooo:paragraph-rsid="000b4aca"/>
    </style:style>
    <style:style style:name="P6" style:family="paragraph" style:parent-style-name="Standard">
      <style:text-properties officeooo:rsid="000bd2c5" officeooo:paragraph-rsid="000bd2c5"/>
    </style:style>
    <style:style style:name="T1" style:family="text">
      <style:text-properties officeooo:rsid="00055b93"/>
    </style:style>
    <style:style style:name="T2" style:family="text">
      <style:text-properties officeooo:rsid="00066ef6"/>
    </style:style>
    <style:style style:name="T3" style:family="text">
      <style:text-properties officeooo:rsid="0009df8c"/>
    </style:style>
    <style:style style:name="T4" style:family="text">
      <style:text-properties fo:font-weight="normal" style:font-weight-asian="normal" style:font-weight-complex="normal"/>
    </style:style>
    <style:style style:name="T5" style:family="text">
      <style:text-properties fo:font-weight="normal" officeooo:rsid="000c19b6" style:font-weight-asian="normal" style:font-weight-complex="normal"/>
    </style:style>
    <style:style style:name="T6" style:family="text">
      <style:text-properties officeooo:rsid="000c19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tus: Rohfassung – Vistin</text:p>
      <text:p text:style-name="P1"/>
      <text:p text:style-name="P1">Wenn wir an Literatur denken, denken wir immer in Buchform, auch wenn wir sie digital konsumieren, haben wir doch immer dieses Bedürfnis nach einem Anfang, der Illusion einer Vollständigkeit und einem Ende. Dabei ist unsere Aufnahmefähigkeit inzwischen weit darüber hinaus, das sieht man in unserer immer weiter steigenden Neigung zur <text:span text:style-name="T1">Komplexität.</text:span> Das Aufkommen der Fantasy, beginnend mit dem Erfolg von Herr der Ringe bis hin zum Lied von Eis und Feuer <text:span text:style-name="T1">zum Beispiel. Inhalte die die Linearität geradezu sprengen, sich in verschiedene Medien wir Buch, Film, Serie und Computerspiel ausweiten und parallele Handlungen erlauben.</text:span></text:p>
      <text:p text:style-name="P1"/>
      <text:p text:style-name="P2">Unsere Welt, die Wirklichkeit ist bereits zu komplex für Linearität, wir erleben sie in kleinen <text:span text:style-name="T2">Beiträgen. Hier ein Artikel, da ein Kommentar, dort ein Video – nicht zusammenhängend, aber doch zum selben Thema und das reicht uns um die Verbindungen richtig zu setzen. </text:span></text:p>
      <text:p text:style-name="P2"/>
      <text:p text:style-name="P3"><text:span text:style-name="T2">Für die Fantastik trauen wir uns das aber nicht, weil wir damit die Illusion der Vollständigkeit aufgeben würden. Kein Nachrichtenportal macht sich darüber Gedanken, weil jedem klar ist, dass die Welt zu komplex für Vollständigkeit ist. Doch wir entwickeln schon seit langem auch fiktive Welten zu einer maximal Realitätsnähe wodurch kein Roman die Welt in der er spielt vollständig darstellen kann. Vielleicht sollten wir uns dieser Tatsache dann einfach mal stellen und auch Fiktion Granuliert vermitteln.</text:span></text:p>
      <text:p text:style-name="P3"/>
      <text:p text:style-name="P4">Waszulesen.de ist ein erster Ansatz dazu. <text:span text:style-name="T3">Literatur von großer Komplexität in kleinen Teilen zu vermitteln, typisch digital, für zwischendurch. So wie wir Nachrichten lesen, so kann man hier Unterhaltung lesen.</text:span></text:p>
      <text:p text:style-name="P4"/>
      <text:p text:style-name="P6">Falls du auf Gattland unser erstes literarisches Projekt aber keine Lust hast, kannst du mit diesem Lesecluster das Prinzip anhand einer allgemeinen Diskussion über digitale Literatur ausprobieren. Entscheide dich am Ende der Textknoten immer nach einem ersten spontanem Interesse, ohne die Angst etwas zu verpassen. Die Texte verzweigen sich <text:span text:style-name="T6">e</text:span><text:span text:style-name="T4">xponentiell, </text:span><text:span text:style-name="T5">das heißt, dass es auf jeder Ebene doppelt so viele gibt wie auf der Ebene davor, da es ist unmöglich Inhalte exklusiv einzubinden, jede Information findet sich daher mehrmals im System. Man kann also unbekümmert drauf los lesen im Vertrauen darauf, dass man alle Informationen die für einen selbst relevant und interessant sind früher oder später schon bekommen wird.</text:span></text:p>
      <text:p text:style-name="P6"><text:span text:style-name="T5"/></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0:04:31.245841746</meta:creation-date>
    <dc:date>2017-09-18T11:41:07.281551182</dc:date>
    <meta:editing-duration>PT14M13S</meta:editing-duration>
    <meta:editing-cycles>3</meta:editing-cycles>
    <meta:generator>LibreOffice/5.4.0.3$Linux_X86_64 LibreOffice_project/40m0$Build-3</meta:generator>
    <meta:document-statistic meta:table-count="0" meta:image-count="0" meta:object-count="0" meta:page-count="1" meta:paragraph-count="6" meta:word-count="354" meta:character-count="2363" meta:non-whitespace-character-count="2012"/>
  </office:meta>
</office:document-meta>
</file>